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4.98mm"/>
    </style:style>
    <style:style style:name="co4" style:family="table-column">
      <style:table-column-properties fo:break-before="auto" style:column-width="19.54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19.21mm"/>
    </style:style>
    <style:style style:name="co7" style:family="table-column">
      <style:table-column-properties fo:break-before="auto" style:column-width="51.82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arch_results_4" table:style-name="ta1"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plit7_test_score</text:p>
          </table:table-cell>
          <table:table-cell office:value-type="string" calcext:value-type="string">
            <text:p>split7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17.2154302299023" calcext:value-type="float">
            <text:p>17.2154302299023</text:p>
          </table:table-cell>
          <table:table-cell office:value-type="float" office:value="8.39214342832565" calcext:value-type="float">
            <text:p>8.39214342832565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73832962565235" calcext:value-type="float">
            <text:p>0.97383296256523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" calcext:value-type="float">
            <text:p>1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813831033870279" calcext:value-type="float">
            <text:p>0.813831033870279</text:p>
          </table:table-cell>
          <table:table-cell office:value-type="float" office:value="0.774414684069274" calcext:value-type="float">
            <text:p>0.774414684069274</text:p>
          </table:table-cell>
          <table:table-cell office:value-type="float" office:value="0.0201488496661685" calcext:value-type="float">
            <text:p>0.020148849666169</text:p>
          </table:table-cell>
          <table:table-cell office:value-type="float" office:value="0.00183944294516629" calcext:value-type="float">
            <text:p>0.001839442945166</text:p>
          </table:table-cell>
        </table:table-row>
        <table:table-row table:style-name="ro1">
          <table:table-cell office:value-type="float" office:value="18.8961389958859" calcext:value-type="float">
            <text:p>18.8961389958859</text:p>
          </table:table-cell>
          <table:table-cell office:value-type="float" office:value="7.9830567240715" calcext:value-type="float">
            <text:p>7.9830567240715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74275158829606" calcext:value-type="float">
            <text:p>0.974275158829606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" calcext:value-type="float">
            <text:p>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1.44720539897151" calcext:value-type="float">
            <text:p>1.44720539897151</text:p>
          </table:table-cell>
          <table:table-cell office:value-type="float" office:value="0.878023336267514" calcext:value-type="float">
            <text:p>0.878023336267514</text:p>
          </table:table-cell>
          <table:table-cell office:value-type="float" office:value="0.0202784949796765" calcext:value-type="float">
            <text:p>0.020278494979677</text:p>
          </table:table-cell>
          <table:table-cell office:value-type="float" office:value="0.00165557421746126" calcext:value-type="float">
            <text:p>0.001655574217461</text:p>
          </table:table-cell>
        </table:table-row>
        <table:table-row table:style-name="ro1">
          <table:table-cell office:value-type="float" office:value="18.6981444358826" calcext:value-type="float">
            <text:p>18.6981444358826</text:p>
          </table:table-cell>
          <table:table-cell office:value-type="float" office:value="7.90605965256691" calcext:value-type="float">
            <text:p>7.90605965256691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74451524459204" calcext:value-type="float">
            <text:p>0.974451524459204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" calcext:value-type="float">
            <text:p>2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77369165487977" calcext:value-type="float">
            <text:p>0.97736916548797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1.09345074367271" calcext:value-type="float">
            <text:p>1.09345074367271</text:p>
          </table:table-cell>
          <table:table-cell office:value-type="float" office:value="0.781280139402362" calcext:value-type="float">
            <text:p>0.781280139402362</text:p>
          </table:table-cell>
          <table:table-cell office:value-type="float" office:value="0.018837392273836" calcext:value-type="float">
            <text:p>0.018837392273836</text:p>
          </table:table-cell>
          <table:table-cell office:value-type="float" office:value="0.00198795328682968" calcext:value-type="float">
            <text:p>0.00198795328683</text:p>
          </table:table-cell>
        </table:table-row>
        <table:table-row table:style-name="ro1">
          <table:table-cell office:value-type="float" office:value="23.5593965053558" calcext:value-type="float">
            <text:p>23.5593965053558</text:p>
          </table:table-cell>
          <table:table-cell office:value-type="float" office:value="12.3709186911583" calcext:value-type="float">
            <text:p>12.3709186911583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74098355346552" calcext:value-type="float">
            <text:p>0.974098355346552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4" calcext:value-type="float">
            <text:p>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2.4797919091408" calcext:value-type="float">
            <text:p>2.4797919091408</text:p>
          </table:table-cell>
          <table:table-cell office:value-type="float" office:value="1.48831015922716" calcext:value-type="float">
            <text:p>1.48831015922716</text:p>
          </table:table-cell>
          <table:table-cell office:value-type="float" office:value="0.0208183325180443" calcext:value-type="float">
            <text:p>0.020818332518044</text:p>
          </table:table-cell>
          <table:table-cell office:value-type="float" office:value="0.00176518858663567" calcext:value-type="float">
            <text:p>0.001765188586636</text:p>
          </table:table-cell>
        </table:table-row>
        <table:table-row table:style-name="ro1">
          <table:table-cell office:value-type="float" office:value="26.3287963569164" calcext:value-type="float">
            <text:p>26.3287963569164</text:p>
          </table:table-cell>
          <table:table-cell office:value-type="float" office:value="12.2583657205105" calcext:value-type="float">
            <text:p>12.258365720510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4717355005547" calcext:value-type="float">
            <text:p>0.974717355005547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5" calcext:value-type="float">
            <text:p>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2.85464769874616" calcext:value-type="float">
            <text:p>2.85464769874616</text:p>
          </table:table-cell>
          <table:table-cell office:value-type="float" office:value="2.76137599324541" calcext:value-type="float">
            <text:p>2.76137599324541</text:p>
          </table:table-cell>
          <table:table-cell office:value-type="float" office:value="0.0204684374379694" calcext:value-type="float">
            <text:p>0.02046843743797</text:p>
          </table:table-cell>
          <table:table-cell office:value-type="float" office:value="0.00135335337789905" calcext:value-type="float">
            <text:p>0.001353353377899</text:p>
          </table:table-cell>
        </table:table-row>
        <table:table-row table:style-name="ro1">
          <table:table-cell office:value-type="float" office:value="19.7030431330204" calcext:value-type="float">
            <text:p>19.7030431330204</text:p>
          </table:table-cell>
          <table:table-cell office:value-type="float" office:value="12.2236820161343" calcext:value-type="float">
            <text:p>12.223682016134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73921614426624" calcext:value-type="float">
            <text:p>0.973921614426624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6" calcext:value-type="float">
            <text:p>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697337847850737" calcext:value-type="float">
            <text:p>0.697337847850737</text:p>
          </table:table-cell>
          <table:table-cell office:value-type="float" office:value="0.820439923074454" calcext:value-type="float">
            <text:p>0.820439923074454</text:p>
          </table:table-cell>
          <table:table-cell office:value-type="float" office:value="0.0214187735795572" calcext:value-type="float">
            <text:p>0.021418773579557</text:p>
          </table:table-cell>
          <table:table-cell office:value-type="float" office:value="0.00163567741052316" calcext:value-type="float">
            <text:p>0.001635677410523</text:p>
          </table:table-cell>
        </table:table-row>
        <table:table-row table:style-name="ro1">
          <table:table-cell office:value-type="float" office:value="22.3300525248051" calcext:value-type="float">
            <text:p>22.3300525248051</text:p>
          </table:table-cell>
          <table:table-cell office:value-type="float" office:value="10.7287796735764" calcext:value-type="float">
            <text:p>10.728779673576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3214275633443" calcext:value-type="float">
            <text:p>0.973214275633443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1.57564205998398" calcext:value-type="float">
            <text:p>1.57564205998398</text:p>
          </table:table-cell>
          <table:table-cell office:value-type="float" office:value="1.72810190334202" calcext:value-type="float">
            <text:p>1.72810190334202</text:p>
          </table:table-cell>
          <table:table-cell office:value-type="float" office:value="0.0201006755599814" calcext:value-type="float">
            <text:p>0.020100675559981</text:p>
          </table:table-cell>
          <table:table-cell office:value-type="float" office:value="0.000964398453603189" calcext:value-type="float">
            <text:p>0.000964398453603</text:p>
          </table:table-cell>
        </table:table-row>
        <table:table-row table:style-name="ro1">
          <table:table-cell office:value-type="float" office:value="19.9110423922539" calcext:value-type="float">
            <text:p>19.9110423922539</text:p>
          </table:table-cell>
          <table:table-cell office:value-type="float" office:value="7.17393219470978" calcext:value-type="float">
            <text:p>7.1739321947097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56825780145" calcext:value-type="float">
            <text:p>0.9735682578014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1.21117476733524" calcext:value-type="float">
            <text:p>1.21117476733524</text:p>
          </table:table-cell>
          <table:table-cell office:value-type="float" office:value="1.0643648173575" calcext:value-type="float">
            <text:p>1.0643648173575</text:p>
          </table:table-cell>
          <table:table-cell office:value-type="float" office:value="0.0210442747445299" calcext:value-type="float">
            <text:p>0.02104427474453</text:p>
          </table:table-cell>
          <table:table-cell office:value-type="float" office:value="0.00126431698333327" calcext:value-type="float">
            <text:p>0.001264316983333</text:p>
          </table:table-cell>
        </table:table-row>
        <table:table-row table:style-name="ro1">
          <table:table-cell office:value-type="float" office:value="20.3125176727772" calcext:value-type="float">
            <text:p>20.3125176727772</text:p>
          </table:table-cell>
          <table:table-cell office:value-type="float" office:value="11.6634569466114" calcext:value-type="float">
            <text:p>11.663456946611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302489818233" calcext:value-type="float">
            <text:p>0.973302489818233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1.6553234548367" calcext:value-type="float">
            <text:p>1.6553234548367</text:p>
          </table:table-cell>
          <table:table-cell office:value-type="float" office:value="0.384901394360603" calcext:value-type="float">
            <text:p>0.384901394360603</text:p>
          </table:table-cell>
          <table:table-cell office:value-type="float" office:value="0.0216833040721668" calcext:value-type="float">
            <text:p>0.021683304072167</text:p>
          </table:table-cell>
          <table:table-cell office:value-type="float" office:value="0.00126636361660792" calcext:value-type="float">
            <text:p>0.001266363616608</text:p>
          </table:table-cell>
        </table:table-row>
        <table:table-row table:style-name="ro1">
          <table:table-cell office:value-type="float" office:value="20.0411759316921" calcext:value-type="float">
            <text:p>20.0411759316921</text:p>
          </table:table-cell>
          <table:table-cell office:value-type="float" office:value="12.239266872406" calcext:value-type="float">
            <text:p>12.23926687240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921364527833" calcext:value-type="float">
            <text:p>0.973921364527833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1.10502474059953" calcext:value-type="float">
            <text:p>1.10502474059953</text:p>
          </table:table-cell>
          <table:table-cell office:value-type="float" office:value="0.4109536481984" calcext:value-type="float">
            <text:p>0.4109536481984</text:p>
          </table:table-cell>
          <table:table-cell office:value-type="float" office:value="0.0216833040721668" calcext:value-type="float">
            <text:p>0.021683304072167</text:p>
          </table:table-cell>
          <table:table-cell office:value-type="float" office:value="0.00152001069574431" calcext:value-type="float">
            <text:p>0.001520010695744</text:p>
          </table:table-cell>
        </table:table-row>
        <table:table-row table:style-name="ro1">
          <table:table-cell office:value-type="float" office:value="20.2966294288635" calcext:value-type="float">
            <text:p>20.2966294288635</text:p>
          </table:table-cell>
          <table:table-cell office:value-type="float" office:value="6.97649431228638" calcext:value-type="float">
            <text:p>6.9764943122863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3656534195654" calcext:value-type="float">
            <text:p>0.973656534195654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5223880597015" calcext:value-type="float">
            <text:p>0.955223880597015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2.36002845825057" calcext:value-type="float">
            <text:p>2.36002845825057</text:p>
          </table:table-cell>
          <table:table-cell office:value-type="float" office:value="1.52704121143711" calcext:value-type="float">
            <text:p>1.52704121143711</text:p>
          </table:table-cell>
          <table:table-cell office:value-type="float" office:value="0.0206088186221285" calcext:value-type="float">
            <text:p>0.020608818622129</text:p>
          </table:table-cell>
          <table:table-cell office:value-type="float" office:value="0.00148472413043285" calcext:value-type="float">
            <text:p>0.001484724130433</text:p>
          </table:table-cell>
        </table:table-row>
        <table:table-row table:style-name="ro1">
          <table:table-cell office:value-type="float" office:value="21.7347357869148" calcext:value-type="float">
            <text:p>21.7347357869148</text:p>
          </table:table-cell>
          <table:table-cell office:value-type="float" office:value="10.487923681736" calcext:value-type="float">
            <text:p>10.48792368173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3214025734652" calcext:value-type="float">
            <text:p>0.973214025734652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" calcext:value-type="float">
            <text:p>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1.56228776878157" calcext:value-type="float">
            <text:p>1.56228776878157</text:p>
          </table:table-cell>
          <table:table-cell office:value-type="float" office:value="0.582587910695513" calcext:value-type="float">
            <text:p>0.582587910695513</text:p>
          </table:table-cell>
          <table:table-cell office:value-type="float" office:value="0.0206183586334352" calcext:value-type="float">
            <text:p>0.020618358633435</text:p>
          </table:table-cell>
          <table:table-cell office:value-type="float" office:value="0.00143854200702859" calcext:value-type="float">
            <text:p>0.001438542007029</text:p>
          </table:table-cell>
        </table:table-row>
        <table:table-row table:style-name="ro1">
          <table:table-cell office:value-type="float" office:value="36.91706854105" calcext:value-type="float">
            <text:p>36.91706854105</text:p>
          </table:table-cell>
          <table:table-cell office:value-type="float" office:value="10.1119695603848" calcext:value-type="float">
            <text:p>10.1119695603848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73833150254614" calcext:value-type="float">
            <text:p>0.973833150254614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" calcext:value-type="float">
            <text:p>1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13.669693916252" calcext:value-type="float">
            <text:p>13.669693916252</text:p>
          </table:table-cell>
          <table:table-cell office:value-type="float" office:value="2.68272147804629" calcext:value-type="float">
            <text:p>2.68272147804629</text:p>
          </table:table-cell>
          <table:table-cell office:value-type="float" office:value="0.0224546515947998" calcext:value-type="float">
            <text:p>0.0224546515948</text:p>
          </table:table-cell>
          <table:table-cell office:value-type="float" office:value="0.000609930272217093" calcext:value-type="float">
            <text:p>0.000609930272217</text:p>
          </table:table-cell>
        </table:table-row>
        <table:table-row table:style-name="ro1">
          <table:table-cell office:value-type="float" office:value="18.1844825446606" calcext:value-type="float">
            <text:p>18.1844825446606</text:p>
          </table:table-cell>
          <table:table-cell office:value-type="float" office:value="6.72669088840485" calcext:value-type="float">
            <text:p>6.7266908884048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0915768144333" calcext:value-type="float">
            <text:p>0.970915768144333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4" calcext:value-type="float">
            <text:p>1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1.463193782496" calcext:value-type="float">
            <text:p>1.463193782496</text:p>
          </table:table-cell>
          <table:table-cell office:value-type="float" office:value="0.746732979851655" calcext:value-type="float">
            <text:p>0.746732979851655</text:p>
          </table:table-cell>
          <table:table-cell office:value-type="float" office:value="0.0192749696110042" calcext:value-type="float">
            <text:p>0.019274969611004</text:p>
          </table:table-cell>
          <table:table-cell office:value-type="float" office:value="0.00159939644979886" calcext:value-type="float">
            <text:p>0.001599396449799</text:p>
          </table:table-cell>
        </table:table-row>
        <table:table-row table:style-name="ro1">
          <table:table-cell office:value-type="float" office:value="17.8053382337093" calcext:value-type="float">
            <text:p>17.8053382337093</text:p>
          </table:table-cell>
          <table:table-cell office:value-type="float" office:value="7.90104994177818" calcext:value-type="float">
            <text:p>7.9010499417781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25957763026" calcext:value-type="float">
            <text:p>0.9725957763026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1.07056825678322" calcext:value-type="float">
            <text:p>1.07056825678322</text:p>
          </table:table-cell>
          <table:table-cell office:value-type="float" office:value="0.569310285724911" calcext:value-type="float">
            <text:p>0.569310285724911</text:p>
          </table:table-cell>
          <table:table-cell office:value-type="float" office:value="0.0227325869028801" calcext:value-type="float">
            <text:p>0.02273258690288</text:p>
          </table:table-cell>
          <table:table-cell office:value-type="float" office:value="0.00152571704390811" calcext:value-type="float">
            <text:p>0.001525717043908</text:p>
          </table:table-cell>
        </table:table-row>
        <table:table-row table:style-name="ro1">
          <table:table-cell office:value-type="float" office:value="19.7221274077892" calcext:value-type="float">
            <text:p>19.7221274077892</text:p>
          </table:table-cell>
          <table:table-cell office:value-type="float" office:value="7.26660612225533" calcext:value-type="float">
            <text:p>7.2666061222553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037722402894" calcext:value-type="float">
            <text:p>0.973037722402894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4" calcext:value-type="float">
            <text:p>1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90147783251232" calcext:value-type="float">
            <text:p>0.990147783251232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1.58348306703756" calcext:value-type="float">
            <text:p>1.58348306703756</text:p>
          </table:table-cell>
          <table:table-cell office:value-type="float" office:value="1.68698821617038" calcext:value-type="float">
            <text:p>1.68698821617038</text:p>
          </table:table-cell>
          <table:table-cell office:value-type="float" office:value="0.0231162904652031" calcext:value-type="float">
            <text:p>0.023116290465203</text:p>
          </table:table-cell>
          <table:table-cell office:value-type="float" office:value="0.00142886031291225" calcext:value-type="float">
            <text:p>0.001428860312912</text:p>
          </table:table-cell>
        </table:table-row>
        <table:table-row table:style-name="ro1">
          <table:table-cell office:value-type="float" office:value="20.1737990379333" calcext:value-type="float">
            <text:p>20.1737990379333</text:p>
          </table:table-cell>
          <table:table-cell office:value-type="float" office:value="9.36509302258492" calcext:value-type="float">
            <text:p>9.3650930225849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1357464345836" calcext:value-type="float">
            <text:p>0.971357464345836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" calcext:value-type="float">
            <text:p>1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85221674876847" calcext:value-type="float">
            <text:p>0.985221674876847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1.25490322497019" calcext:value-type="float">
            <text:p>1.25490322497019</text:p>
          </table:table-cell>
          <table:table-cell office:value-type="float" office:value="1.19905996141823" calcext:value-type="float">
            <text:p>1.19905996141823</text:p>
          </table:table-cell>
          <table:table-cell office:value-type="float" office:value="0.0217625595345115" calcext:value-type="float">
            <text:p>0.021762559534512</text:p>
          </table:table-cell>
          <table:table-cell office:value-type="float" office:value="0.00118195621503674" calcext:value-type="float">
            <text:p>0.001181956215037</text:p>
          </table:table-cell>
        </table:table-row>
        <table:table-row table:style-name="ro1">
          <table:table-cell office:value-type="float" office:value="18.342324078083" calcext:value-type="float">
            <text:p>18.342324078083</text:p>
          </table:table-cell>
          <table:table-cell office:value-type="float" office:value="6.61319842934608" calcext:value-type="float">
            <text:p>6.6131984293460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3037159688472" calcext:value-type="float">
            <text:p>0.973037159688472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" calcext:value-type="float">
            <text:p>1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80295566502463" calcext:value-type="float">
            <text:p>0.980295566502463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1.4454320892418" calcext:value-type="float">
            <text:p>1.4454320892418</text:p>
          </table:table-cell>
          <table:table-cell office:value-type="float" office:value="1.11029801009535" calcext:value-type="float">
            <text:p>1.11029801009535</text:p>
          </table:table-cell>
          <table:table-cell office:value-type="float" office:value="0.0195330397999503" calcext:value-type="float">
            <text:p>0.01953303979995</text:p>
          </table:table-cell>
          <table:table-cell office:value-type="float" office:value="0.00152379579164109" calcext:value-type="float">
            <text:p>0.001523795791641</text:p>
          </table:table-cell>
        </table:table-row>
        <table:table-row table:style-name="ro1">
          <table:table-cell office:value-type="float" office:value="20.8203899562359" calcext:value-type="float">
            <text:p>20.8203899562359</text:p>
          </table:table-cell>
          <table:table-cell office:value-type="float" office:value="1.7652899324894" calcext:value-type="float">
            <text:p>1.765289932489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8523722361658" calcext:value-type="float">
            <text:p>0.98523722361658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19" calcext:value-type="float">
            <text:p>19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5855728429986" calcext:value-type="float">
            <text:p>0.98585572842998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4441301272984" calcext:value-type="float">
            <text:p>0.984441301272984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3745583038869" calcext:value-type="float">
            <text:p>0.98374558303886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0.97183128627791" calcext:value-type="float">
            <text:p>0.97183128627791</text:p>
          </table:table-cell>
          <table:table-cell office:value-type="float" office:value="0.172968067052572" calcext:value-type="float">
            <text:p>0.172968067052572</text:p>
          </table:table-cell>
          <table:table-cell office:value-type="float" office:value="0.0161381949870041" calcext:value-type="float">
            <text:p>0.016138194987004</text:p>
          </table:table-cell>
          <table:table-cell office:value-type="float" office:value="0.000959766868700514" calcext:value-type="float">
            <text:p>0.000959766868701</text:p>
          </table:table-cell>
        </table:table-row>
        <table:table-row table:style-name="ro1">
          <table:table-cell office:value-type="float" office:value="18.7541642785072" calcext:value-type="float">
            <text:p>18.7541642785072</text:p>
          </table:table-cell>
          <table:table-cell office:value-type="float" office:value="1.38420560956001" calcext:value-type="float">
            <text:p>1.3842056095600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550255383477" calcext:value-type="float">
            <text:p>0.98550255383477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85845718329795" calcext:value-type="float">
            <text:p>0.985845718329795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87968860580326" calcext:value-type="float">
            <text:p>0.98796886058032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5855728429986" calcext:value-type="float">
            <text:p>0.985855728429986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1.15687570445915" calcext:value-type="float">
            <text:p>1.15687570445915</text:p>
          </table:table-cell>
          <table:table-cell office:value-type="float" office:value="0.175081646210509" calcext:value-type="float">
            <text:p>0.175081646210509</text:p>
          </table:table-cell>
          <table:table-cell office:value-type="float" office:value="0.0150606917419294" calcext:value-type="float">
            <text:p>0.01506069174193</text:p>
          </table:table-cell>
          <table:table-cell office:value-type="float" office:value="0.00105519575680196" calcext:value-type="float">
            <text:p>0.001055195756802</text:p>
          </table:table-cell>
        </table:table-row>
        <table:table-row table:style-name="ro1">
          <table:table-cell office:value-type="float" office:value="18.3314462006092" calcext:value-type="float">
            <text:p>18.3314462006092</text:p>
          </table:table-cell>
          <table:table-cell office:value-type="float" office:value="1.58646124601364" calcext:value-type="float">
            <text:p>1.5864612460136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5413839498683" calcext:value-type="float">
            <text:p>0.985413839498683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4430290162774" calcext:value-type="float">
            <text:p>0.98443029016277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977369165488" calcext:value-type="float">
            <text:p>0.98797736916548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5865724381626" calcext:value-type="float">
            <text:p>0.98586572438162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5159010600707" calcext:value-type="float">
            <text:p>0.985159010600707</text:p>
          </table:table-cell>
          <table:table-cell office:value-type="float" office:value="1.40118705879197" calcext:value-type="float">
            <text:p>1.40118705879197</text:p>
          </table:table-cell>
          <table:table-cell office:value-type="float" office:value="0.22982713859216" calcext:value-type="float">
            <text:p>0.22982713859216</text:p>
          </table:table-cell>
          <table:table-cell office:value-type="float" office:value="0.0195189794234509" calcext:value-type="float">
            <text:p>0.019518979423451</text:p>
          </table:table-cell>
          <table:table-cell office:value-type="float" office:value="0.00149662067909634" calcext:value-type="float">
            <text:p>0.001496620679096</text:p>
          </table:table-cell>
        </table:table-row>
        <table:table-row table:style-name="ro1">
          <table:table-cell office:value-type="float" office:value="21.4129073023796" calcext:value-type="float">
            <text:p>21.4129073023796</text:p>
          </table:table-cell>
          <table:table-cell office:value-type="float" office:value="2.35551011562347" calcext:value-type="float">
            <text:p>2.3555101156234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85325562839194" calcext:value-type="float">
            <text:p>0.985325562839194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85138004246284" calcext:value-type="float">
            <text:p>0.985138004246284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87261146496815" calcext:value-type="float">
            <text:p>0.98726114649681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7270155586987" calcext:value-type="float">
            <text:p>0.98727015558698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3026874115983" calcext:value-type="float">
            <text:p>0.983026874115983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85865724381626" calcext:value-type="float">
            <text:p>0.98586572438162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84452296819788" calcext:value-type="float">
            <text:p>0.984452296819788</text:p>
          </table:table-cell>
          <table:table-cell office:value-type="float" office:value="0.709962873183845" calcext:value-type="float">
            <text:p>0.709962873183845</text:p>
          </table:table-cell>
          <table:table-cell office:value-type="float" office:value="0.284908744317305" calcext:value-type="float">
            <text:p>0.284908744317305</text:p>
          </table:table-cell>
          <table:table-cell office:value-type="float" office:value="0.0195189794234509" calcext:value-type="float">
            <text:p>0.019518979423451</text:p>
          </table:table-cell>
          <table:table-cell office:value-type="float" office:value="0.00135550788089774" calcext:value-type="float">
            <text:p>0.001355507880898</text:p>
          </table:table-cell>
        </table:table-row>
        <table:table-row table:style-name="ro1">
          <table:table-cell office:value-type="float" office:value="18.3760448396206" calcext:value-type="float">
            <text:p>18.3760448396206</text:p>
          </table:table-cell>
          <table:table-cell office:value-type="float" office:value="2.20271456241608" calcext:value-type="float">
            <text:p>2.2027145624160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57125660949142" calcext:value-type="float">
            <text:p>0.957125660949142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738330975955" calcext:value-type="float">
            <text:p>0.95473833097595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0.804738927467826" calcext:value-type="float">
            <text:p>0.804738927467826</text:p>
          </table:table-cell>
          <table:table-cell office:value-type="float" office:value="0.325202340554316" calcext:value-type="float">
            <text:p>0.325202340554316</text:p>
          </table:table-cell>
          <table:table-cell office:value-type="float" office:value="0.0196799583066445" calcext:value-type="float">
            <text:p>0.019679958306645</text:p>
          </table:table-cell>
          <table:table-cell office:value-type="float" office:value="0.00178976474336368" calcext:value-type="float">
            <text:p>0.001789764743364</text:p>
          </table:table-cell>
        </table:table-row>
        <table:table-row table:style-name="ro1">
          <table:table-cell office:value-type="float" office:value="16.2671034634113" calcext:value-type="float">
            <text:p>16.2671034634113</text:p>
          </table:table-cell>
          <table:table-cell office:value-type="float" office:value="1.75772160291672" calcext:value-type="float">
            <text:p>1.757721602916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7214000171756" calcext:value-type="float">
            <text:p>0.957214000171756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549545867815968" calcext:value-type="float">
            <text:p>0.549545867815968</text:p>
          </table:table-cell>
          <table:table-cell office:value-type="float" office:value="0.251790716592928" calcext:value-type="float">
            <text:p>0.251790716592928</text:p>
          </table:table-cell>
          <table:table-cell office:value-type="float" office:value="0.019958641655572" calcext:value-type="float">
            <text:p>0.019958641655572</text:p>
          </table:table-cell>
          <table:table-cell office:value-type="float" office:value="0.00157049555372858" calcext:value-type="float">
            <text:p>0.001570495553729</text:p>
          </table:table-cell>
        </table:table-row>
        <table:table-row table:style-name="ro1">
          <table:table-cell office:value-type="float" office:value="18.0883743464947" calcext:value-type="float">
            <text:p>18.0883743464947</text:p>
          </table:table-cell>
          <table:table-cell office:value-type="float" office:value="2.67473265528679" calcext:value-type="float">
            <text:p>2.6747326552867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51909583837229" calcext:value-type="float">
            <text:p>0.951909583837229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48336871903751" calcext:value-type="float">
            <text:p>0.94833687190375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1.15451987504655" calcext:value-type="float">
            <text:p>1.15451987504655</text:p>
          </table:table-cell>
          <table:table-cell office:value-type="float" office:value="0.72969515342923" calcext:value-type="float">
            <text:p>0.72969515342923</text:p>
          </table:table-cell>
          <table:table-cell office:value-type="float" office:value="0.0198707903465011" calcext:value-type="float">
            <text:p>0.019870790346501</text:p>
          </table:table-cell>
          <table:table-cell office:value-type="float" office:value="0.00206030868245273" calcext:value-type="float">
            <text:p>0.002060308682453</text:p>
          </table:table-cell>
        </table:table-row>
        <table:table-row table:style-name="ro1">
          <table:table-cell office:value-type="float" office:value="16.3253908753395" calcext:value-type="float">
            <text:p>16.3253908753395</text:p>
          </table:table-cell>
          <table:table-cell office:value-type="float" office:value="1.4173004925251" calcext:value-type="float">
            <text:p>1.417300492525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56064402551079" calcext:value-type="float">
            <text:p>0.956064402551079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4770318021201" calcext:value-type="float">
            <text:p>0.954770318021201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1.63498973056935" calcext:value-type="float">
            <text:p>1.63498973056935</text:p>
          </table:table-cell>
          <table:table-cell office:value-type="float" office:value="0.184872514590029" calcext:value-type="float">
            <text:p>0.184872514590029</text:p>
          </table:table-cell>
          <table:table-cell office:value-type="float" office:value="0.0185524767687178" calcext:value-type="float">
            <text:p>0.018552476768718</text:p>
          </table:table-cell>
          <table:table-cell office:value-type="float" office:value="0.00191778510530758" calcext:value-type="float">
            <text:p>0.001917785105308</text:p>
          </table:table-cell>
        </table:table-row>
        <table:table-row table:style-name="ro1">
          <table:table-cell office:value-type="float" office:value="15.4662049710751" calcext:value-type="float">
            <text:p>15.4662049710751</text:p>
          </table:table-cell>
          <table:table-cell office:value-type="float" office:value="1.57220456004143" calcext:value-type="float">
            <text:p>1.5722045600414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2705387067707" calcext:value-type="float">
            <text:p>0.952705387067707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1909476661952" calcext:value-type="float">
            <text:p>0.95190947666195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080622347949" calcext:value-type="float">
            <text:p>0.949080622347949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853156805573143" calcext:value-type="float">
            <text:p>0.853156805573143</text:p>
          </table:table-cell>
          <table:table-cell office:value-type="float" office:value="0.200700432120241" calcext:value-type="float">
            <text:p>0.200700432120241</text:p>
          </table:table-cell>
          <table:table-cell office:value-type="float" office:value="0.020519951480104" calcext:value-type="float">
            <text:p>0.020519951480104</text:p>
          </table:table-cell>
          <table:table-cell office:value-type="float" office:value="0.00200755961521374" calcext:value-type="float">
            <text:p>0.002007559615214</text:p>
          </table:table-cell>
        </table:table-row>
        <table:table-row table:style-name="ro1">
          <table:table-cell office:value-type="float" office:value="18.6695305407047" calcext:value-type="float">
            <text:p>18.6695305407047</text:p>
          </table:table-cell>
          <table:table-cell office:value-type="float" office:value="1.80710482597351" calcext:value-type="float">
            <text:p>1.807104825973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55798947206636" calcext:value-type="float">
            <text:p>0.955798947206636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27" calcext:value-type="float">
            <text:p>27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6152758132956" calcext:value-type="float">
            <text:p>0.95615275813295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4770318021201" calcext:value-type="float">
            <text:p>0.954770318021201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547703180212" calcext:value-type="float">
            <text:p>0.95547703180212</text:p>
          </table:table-cell>
          <table:table-cell office:value-type="float" office:value="1.29522557530406" calcext:value-type="float">
            <text:p>1.29522557530406</text:p>
          </table:table-cell>
          <table:table-cell office:value-type="float" office:value="0.196338186381378" calcext:value-type="float">
            <text:p>0.196338186381378</text:p>
          </table:table-cell>
          <table:table-cell office:value-type="float" office:value="0.0204840253583801" calcext:value-type="float">
            <text:p>0.02048402535838</text:p>
          </table:table-cell>
          <table:table-cell office:value-type="float" office:value="0.00221315108083898" calcext:value-type="float">
            <text:p>0.002213151080839</text:p>
          </table:table-cell>
        </table:table-row>
        <table:table-row table:style-name="ro1">
          <table:table-cell office:value-type="float" office:value="15.136236846447" calcext:value-type="float">
            <text:p>15.136236846447</text:p>
          </table:table-cell>
          <table:table-cell office:value-type="float" office:value="1.31088089942932" calcext:value-type="float">
            <text:p>1.3108808994293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51909333584725" calcext:value-type="float">
            <text:p>0.951909333584725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3290870488323" calcext:value-type="float">
            <text:p>0.953290870488323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49044585987261" calcext:value-type="float">
            <text:p>0.94904458598726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0.873966711615401" calcext:value-type="float">
            <text:p>0.873966711615401</text:p>
          </table:table-cell>
          <table:table-cell office:value-type="float" office:value="0.150087861844648" calcext:value-type="float">
            <text:p>0.150087861844648</text:p>
          </table:table-cell>
          <table:table-cell office:value-type="float" office:value="0.019868227528019" calcext:value-type="float">
            <text:p>0.019868227528019</text:p>
          </table:table-cell>
          <table:table-cell office:value-type="float" office:value="0.00177192694752691" calcext:value-type="float">
            <text:p>0.001771926947527</text:p>
          </table:table-cell>
        </table:table-row>
        <table:table-row table:style-name="ro1">
          <table:table-cell office:value-type="float" office:value="18.1171177923679" calcext:value-type="float">
            <text:p>18.1171177923679</text:p>
          </table:table-cell>
          <table:table-cell office:value-type="float" office:value="1.83000662922859" calcext:value-type="float">
            <text:p>1.8300066292285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50936726959622" calcext:value-type="float">
            <text:p>0.950936726959622</text:p>
          </table:table-cell>
          <table:table-cell office:value-type="string" calcext:value-type="string">
            <text:p>ExtraTreesClassifi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47629157820241" calcext:value-type="float">
            <text:p>0.94762915782024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2616690240453" calcext:value-type="float">
            <text:p>0.95261669024045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978783592645" calcext:value-type="float">
            <text:p>0.9497878359264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813684122508078" calcext:value-type="float">
            <text:p>0.813684122508078</text:p>
          </table:table-cell>
          <table:table-cell office:value-type="float" office:value="0.168495532019246" calcext:value-type="float">
            <text:p>0.168495532019246</text:p>
          </table:table-cell>
          <table:table-cell office:value-type="float" office:value="0.0215048441288412" calcext:value-type="float">
            <text:p>0.021504844128841</text:p>
          </table:table-cell>
          <table:table-cell office:value-type="float" office:value="0.00158952266553165" calcext:value-type="float">
            <text:p>0.001589522665532</text:p>
          </table:table-cell>
        </table:table-row>
      </table:table>
      <table:named-expressions/>
      <table:database-ranges>
        <table:database-range table:name="__Anonymous_Sheet_DB__0" table:target-range-address="search_results_4.A1:search_results_4.AF31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22:25:21.096167415</dc:date>
    <meta:editing-duration>PT4M55S</meta:editing-duration>
    <meta:editing-cycles>1</meta:editing-cycles>
    <meta:document-statistic meta:table-count="1" meta:cell-count="982" meta:object-count="0"/>
    <meta:generator>LibreOffice/5.2.7.2$Linux_X86_64 LibreOffice_project/20m0$Build-2</meta:generator>
  </office:meta>
</office:document-meta>
</file>